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{#if:preis&gt;100}}</text:p>
      <text:p text:style-name="Standard"><text:s text:c="3"/>Premiumkunde</text:p>
      <text:p text:style-name="Standard">{{#elseif:preis&gt;50}}</text:p>
      <text:p text:style-name="Standard"><text:s text:c="3"/>Standardkunde</text:p>
      <text:p text:style-name="Standard">{{#else}}</text:p>
      <text:p text:style-name="Standard"><text:s text:c="3"/>Schnäppchenjäger</text:p>
      <text:p text:style-name="Standard">{{#endif}}</text:p>
      <text:p text:style-name="Standard"/>
      <text:p text:style-name="Standard">{{#ifnot:is_admin}}</text:p>
      <text:p text:style-name="Standard"><text:s text:c="3"/>Kein Zugriff!</text:p>
      <text:p text:style-name="Standard">{{#endif}}</text:p>
      <text:p text:style-name="Standard"/>
      <text:p text:style-name="Standard">{{#if:is_admin}}</text:p>
      <text:p text:style-name="Standard">Hallo Admin!</text:p>
      <text:p text:style-name="Standard">{{#else}}</text:p>
      <text:p text:style-name="Standard">Hallo Nutzer!</text:p>
      <text:p text:style-name="Standard">{{#endif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4-10T21:42:12.271967833</meta:creation-date>
    <meta:editing-duration>PT31M2S</meta:editing-duration>
    <meta:editing-cycles>3</meta:editing-cycles>
    <dc:date>2025-04-11T17:10:33.863409865</dc:date>
    <meta:document-statistic meta:table-count="0" meta:image-count="0" meta:object-count="0" meta:page-count="1" meta:paragraph-count="15" meta:word-count="18" meta:character-count="211" meta:non-whitespace-character-count="196"/>
  </office:meta>
</office:document-meta>
</file>